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%" draw:fill-color="#111111" draw:opacity="21%" draw:textarea-horizontal-align="justify" draw:textarea-vertical-align="middle" draw:auto-grow-height="false" fo:min-height="5.65cm" fo:min-width="29cm"/>
    </style:style>
    <style:style style:name="gr2" style:family="graphic" style:parent-style-name="standard">
      <style:graphic-properties svg:stroke-opacity="10%" draw:fill-color="#111111" draw:opacity="21%" draw:textarea-horizontal-align="justify" draw:textarea-vertical-align="middle" draw:auto-grow-height="false" fo:min-height="7.45cm" fo:min-width="29cm"/>
    </style:style>
    <style:style style:name="gr3" style:family="graphic" style:parent-style-name="standard">
      <style:graphic-properties svg:stroke-opacity="100%" draw:opacity="10%" draw:textarea-horizontal-align="justify" draw:textarea-vertical-align="top" draw:auto-grow-height="false" fo:min-height="8.05cm" fo:min-width="11.1cm"/>
    </style:style>
    <style:style style:name="gr4" style:family="graphic" style:parent-style-name="standard">
      <style:graphic-properties svg:stroke-opacity="100%" draw:opacity="10%" draw:textarea-horizontal-align="justify" draw:textarea-vertical-align="top" draw:auto-grow-height="false" fo:min-height="2.45cm" fo:min-width="7.2cm"/>
    </style:style>
    <style:style style:name="gr5" style:family="graphic" style:parent-style-name="standard">
      <style:graphic-properties draw:textarea-horizontal-align="justify" draw:textarea-vertical-align="middle" draw:auto-grow-height="false" fo:min-height="1.59cm" fo:min-width="2.046cm"/>
    </style:style>
    <style:style style:name="gr6" style:family="graphic" style:parent-style-name="standard">
      <style:graphic-properties svg:stroke-color="#00ff66" draw:fill-color="#009900" draw:textarea-horizontal-align="justify" draw:textarea-vertical-align="middle" draw:auto-grow-height="false" fo:min-height="0.388cm" fo:min-width="1.056cm"/>
    </style:style>
    <style:style style:name="gr7" style:family="graphic" style:parent-style-name="standard">
      <style:graphic-properties draw:textarea-horizontal-align="justify" draw:textarea-vertical-align="middle" draw:auto-grow-height="false" fo:min-height="1.05cm" fo:min-width="7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opacity="100%" draw:opacity="10%" draw:textarea-horizontal-align="justify" draw:textarea-vertical-align="top" draw:auto-grow-height="false" fo:min-height="5.35cm" fo:min-width="7.2cm"/>
    </style:style>
    <style:style style:name="gr10" style:family="graphic" style:parent-style-name="standard">
      <style:graphic-properties draw:textarea-horizontal-align="justify" draw:textarea-vertical-align="middle" draw:auto-grow-height="false" fo:min-height="2.438cm" fo:min-width="2.188cm"/>
    </style:style>
    <style:style style:name="gr11" style:family="graphic" style:parent-style-name="standard">
      <style:graphic-properties draw:textarea-horizontal-align="justify" draw:textarea-vertical-align="middle" draw:auto-grow-height="false" fo:min-height="1.094cm" fo:min-width="1.834cm"/>
    </style:style>
    <style:style style:name="gr12" style:family="graphic" style:parent-style-name="standard">
      <style:graphic-properties draw:textarea-horizontal-align="justify" draw:textarea-vertical-align="middle" draw:auto-grow-height="false" fo:min-height="1.094cm" fo:min-width="2.4cm"/>
    </style:style>
    <style:style style:name="gr13" style:family="graphic" style:parent-style-name="standard">
      <style:graphic-properties draw:textarea-horizontal-align="justify" draw:textarea-vertical-align="middle" draw:auto-grow-height="false" fo:min-height="1.024cm" fo:min-width="3.32cm"/>
    </style:style>
    <style:style style:name="gr14" style:family="graphic" style:parent-style-name="standard">
      <style:graphic-properties svg:stroke-opacity="100%" draw:opacity="10%" draw:textarea-horizontal-align="justify" draw:textarea-vertical-align="top" draw:auto-grow-height="false" fo:min-height="8.05cm" fo:min-width="6.4cm"/>
    </style:style>
    <style:style style:name="gr15" style:family="graphic" style:parent-style-name="standard">
      <style:graphic-properties svg:stroke-color="#00ff66" draw:fill-color="#009900" draw:textarea-horizontal-align="justify" draw:textarea-vertical-align="middle" draw:auto-grow-height="false" fo:min-height="0.6cm" fo:min-width="0.49cm"/>
    </style:style>
    <style:style style:name="P1" style:family="paragraph">
      <loext:graphic-properties draw:fill-color="#111111" draw:opacity="21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opacity="10%"/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009900"/>
      <style:paragraph-properties fo:text-align="center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5cm" svg:height="5.9cm" svg:x="0cm" svg:y="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5cm" svg:height="7.7cm" svg:x="0.2cm" svg:y="13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6cm" svg:height="8.3cm" svg:x="7.9cm" svg:y="0.7cm">
          <text:p text:style-name="P2">base.dll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.7cm" svg:height="2.7cm" svg:x="20.6cm" svg:y="15.1cm">
          <text:p text:style-name="P2">exe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6cm" svg:height="2.6cm" svg:x="21.9cm" svg:y="10.2cm">
          <text:p text:style-name="P4">nod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cm" svg:height="0.9cm" svg:x="18.8cm" svg:y="16.1cm">
          <text:p text:style-name="P4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cm" svg:height="0.9cm" svg:x="27.2cm" svg:y="16.4cm">
          <text:p text:style-name="P4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7.9cm" svg:height="1.3cm" svg:x="13.4cm" svg:y="1.2cm">
          <text:p text:style-name="P4">binloader</text:p>
          <draw:enhanced-geometry svg:viewBox="0 0 21600 21600" draw:type="rectangle" draw:enhanced-path="M 0 0 L 21600 0 21600 21600 0 21600 0 0 Z N"/>
        </draw:custom-shape>
        <draw:line draw:style-name="gr8" draw:text-style-name="P6" draw:layer="layout" svg:x1="5.6cm" svg:y1="5.8cm" svg:x2="8.1cm" svg:y2="5.8cm">
          <text:p/>
        </draw:line>
        <draw:custom-shape draw:style-name="gr9" draw:text-style-name="P3" draw:layer="layout" svg:width="7.7cm" svg:height="5.6cm" svg:x="4.1cm" svg:y="14.2cm">
          <text:p text:style-name="P2">Nodi (GUI.dll os-dep)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cm" svg:height="3.8cm" svg:x="9.6cm" svg:y="15.3cm">
          <text:p text:style-name="P4">nodi</text:p>
          <text:p text:style-name="P4">(val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cm" svg:height="0.9cm" svg:x="12.9cm" svg:y="17.5cm">
          <text:p text:style-name="P4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cm" svg:height="0.9cm" svg:x="12.9cm" svg:y="16cm">
          <text:p text:style-name="P4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cm" svg:height="0.9cm" svg:x="20.2cm" svg:y="11cm">
          <text:p text:style-name="P4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2.2cm" svg:height="0.9cm" svg:x="24.7cm" svg:y="11cm">
          <text:p text:style-name="P4">p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draw:layer="layout" svg:width="3.3cm" svg:height="1.9cm" svg:x="21.9cm" svg:y="0.7cm">
          <text:p text:style-name="P4">bin (*.dll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1cm" svg:height="1.9cm" svg:x="0.8cm" svg:y="16.4cm">
          <text:p text:style-name="P4">OS-dep GU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4" draw:layer="layout" svg:width="5.4cm" svg:height="1.8cm" svg:x="0.3cm" svg:y="4.9cm">
          <text:p text:style-name="P4">Main (os-de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3" draw:layer="layout" svg:width="6.9cm" svg:height="8.3cm" svg:x="20.2cm" svg:y="5cm">
          <text:p text:style-name="P2">ifac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1.4cm" svg:height="1.2cm" svg:x="9.1cm" svg:y="18.6cm">
          <text:p text:style-name="P4">ad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.4cm" svg:height="1.2cm" svg:x="10.6cm" svg:y="19.3cm">
          <text:p text:style-name="P4">r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4" draw:layer="layout" svg:width="3.8cm" svg:height="3.8cm" svg:x="10cm" svg:y="3.8cm">
          <text:p text:style-name="P4">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5:17:37.339000000</meta:creation-date>
    <dc:date>2017-05-17T13:32:13.132000000</dc:date>
    <meta:editing-duration>P3DT1H26M59S</meta:editing-duration>
    <meta:editing-cycles>6</meta:editing-cycles>
    <meta:generator>LibreOffice/5.0.5.2$Windows_x86 LibreOffice_project/55b006a02d247b5f7215fc6ea0fde844b30035b3</meta:generator>
    <meta:document-statistic meta:object-count="22"/>
  </office:meta>
</office:document-meta>
</file>